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45cm" svg:height="8.237cm" svg:x="0.155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3:20:52.253367295</dc:date>
    <meta:editing-duration>PT5M19S</meta:editing-duration>
    <meta:editing-cycles>23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6cm" svg:height="8.238cm" xlink:href="." xlink:type="simple" chart:class="chart:scatter" chart:style-name="ch1">
        <chart:plot-area chart:style-name="ch2" chart:data-source-has-labels="both" svg:x="0.292cm" svg:y="0.164cm" svg:width="14.062cm" svg:height="7.91cm">
          <chartooo:coordinate-region svg:x="0.834cm" svg:y="0.363cm" svg:width="13.426cm" svg:height="7.51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50022213926092">
                <text:p>2.50022213926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58031002475138">
                <text:p>2.58031002475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65416114854912">
                <text:p>2.654161148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72148405400789">
                <text:p>2.7214840540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78201304837674">
                <text:p>2.78201304837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83550925136796">
                <text:p>2.83550925136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88176153790845">
                <text:p>2.88176153790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92058737135389">
                <text:p>2.92058737135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95183352387749">
                <text:p>2.95183352387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97537668119028">
                <text:p>2.97537668119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9112392920616">
                <text:p>2.991123929206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9901312073146">
                <text:p>2.99901312073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9901312073146">
                <text:p>2.99901312073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9112392920616">
                <text:p>2.99112392920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97537668119028">
                <text:p>2.97537668119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95183352387749">
                <text:p>2.95183352387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92058737135389">
                <text:p>2.92058737135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88176153790845">
                <text:p>2.881761537908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83550925136796">
                <text:p>2.83550925136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78201304837674">
                <text:p>2.78201304837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72148405400789">
                <text:p>2.72148405400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65416114854912">
                <text:p>2.65416114854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58031002475138">
                <text:p>2.58031002475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50022213926092">
                <text:p>2.50022213926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3226237306473">
                <text:p>2.3226237306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22581410730595">
                <text:p>2.225814107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12416675570426">
                <text:p>2.12416675570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01808283150074">
                <text:p>2.01808283150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798099947909">
                <text:p>1.90798099947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79429578126956">
                <text:p>1.79429578126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67747584049058">
                <text:p>1.67747584049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55798221207846">
                <text:p>1.557982212078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43628648279308">
                <text:p>1.43628648279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31286893008046">
                <text:p>1.31286893008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8821662663703">
                <text:p>1.18821662663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06282151815626">
                <text:p>1.06282151815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37178481843744">
                <text:p>0.937178481843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811783373362972">
                <text:p>0.811783373362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87131069919538">
                <text:p>0.687131069919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563713517206915">
                <text:p>0.563713517206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442017787921542">
                <text:p>0.442017787921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322524159509418">
                <text:p>0.32252415950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205704218730439">
                <text:p>0.205704218730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0920190005209066">
                <text:p>0.0920190005209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0180828315007426">
                <text:p>-0.0180828315007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124166755704261">
                <text:p>-0.1241667557042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25814107305953">
                <text:p>-0.225814107305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322623730647303">
                <text:p>-0.322623730647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414213562373095">
                <text:p>-0.414213562373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500222139260919">
                <text:p>-0.5002221392609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580310024751381">
                <text:p>-0.580310024751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54161148549124">
                <text:p>-0.654161148549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21484054007887">
                <text:p>-0.721484054007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782013048376736">
                <text:p>-0.782013048376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835509251367963">
                <text:p>-0.835509251367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81761537908451">
                <text:p>-0.8817615379084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20587371353886">
                <text:p>-0.920587371353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51833523877495">
                <text:p>-0.9518335238774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75376681190275">
                <text:p>-0.975376681190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9112392920616">
                <text:p>-0.99112392920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9013120731463">
                <text:p>-0.9990131207314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9013120731463">
                <text:p>-0.999013120731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9112392920616">
                <text:p>-0.99112392920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75376681190276">
                <text:p>-0.975376681190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51833523877495">
                <text:p>-0.951833523877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20587371353886">
                <text:p>-0.9205873713538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81761537908451">
                <text:p>-0.881761537908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835509251367963">
                <text:p>-0.835509251367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782013048376736">
                <text:p>-0.782013048376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721484054007888">
                <text:p>-0.721484054007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54161148549124">
                <text:p>-0.654161148549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580310024751381">
                <text:p>-0.580310024751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500222139260919">
                <text:p>-0.500222139260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414213562373095">
                <text:p>-0.4142135623730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22623730647305">
                <text:p>-0.3226237306473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25814107305953">
                <text:p>-0.225814107305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124166755704262">
                <text:p>-0.1241667557042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0180828315007422">
                <text:p>-0.01808283150074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0920190005209062">
                <text:p>0.0920190005209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205704218730439">
                <text:p>0.2057042187304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322524159509417">
                <text:p>0.322524159509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442017787921543">
                <text:p>0.4420177879215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563713517206915">
                <text:p>0.5637135172069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68713106991954">
                <text:p>0.687131069919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81178337336297">
                <text:p>0.811783373362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37178481843743">
                <text:p>0.937178481843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6282151815626">
                <text:p>1.06282151815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18821662663703">
                <text:p>1.188216626637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31286893008046">
                <text:p>1.31286893008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43628648279309">
                <text:p>1.43628648279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55798221207846">
                <text:p>1.55798221207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67747584049058">
                <text:p>1.67747584049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79429578126956">
                <text:p>1.79429578126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798099947909">
                <text:p>1.90798099947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01808283150074">
                <text:p>2.0180828315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12416675570426">
                <text:p>2.12416675570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22581410730595">
                <text:p>2.22581410730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3226237306473">
                <text:p>2.3226237306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41421356237309">
                <text:p>2.41421356237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50022213926092">
                <text:p>2.50022213926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58031002475138">
                <text:p>2.580310024751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65416114854912">
                <text:p>2.65416114854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72148405400789">
                <text:p>2.721484054007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78201304837674">
                <text:p>2.78201304837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83550925136796">
                <text:p>2.83550925136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88176153790845">
                <text:p>2.88176153790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92058737135389">
                <text:p>2.92058737135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95183352387749">
                <text:p>2.95183352387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97537668119028">
                <text:p>2.97537668119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9112392920616">
                <text:p>2.99112392920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99901312073146">
                <text:p>2.99901312073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9901312073146">
                <text:p>2.99901312073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9112392920616">
                <text:p>2.99112392920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97537668119028">
                <text:p>2.97537668119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95183352387749">
                <text:p>2.951833523877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92058737135389">
                <text:p>2.92058737135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88176153790845">
                <text:p>2.88176153790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83550925136796">
                <text:p>2.83550925136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78201304837674">
                <text:p>2.78201304837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72148405400789">
                <text:p>2.721484054007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65416114854912">
                <text:p>2.65416114854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58031002475138">
                <text:p>2.580310024751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50022213926092">
                <text:p>2.50022213926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4142135623731">
                <text:p>2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3226237306473">
                <text:p>2.3226237306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22581410730595">
                <text:p>2.225814107305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12416675570426">
                <text:p>2.124166755704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01808283150074">
                <text:p>2.018082831500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798099947909">
                <text:p>1.907980999479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79429578126956">
                <text:p>1.79429578126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67747584049058">
                <text:p>1.67747584049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55798221207846">
                <text:p>1.557982212078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43628648279309">
                <text:p>1.436286482793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31286893008046">
                <text:p>1.312868930080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8821662663703">
                <text:p>1.18821662663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06282151815626">
                <text:p>1.06282151815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37178481843746">
                <text:p>0.937178481843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811783373362971">
                <text:p>0.8117833733629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687131069919541">
                <text:p>0.6871310699195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563713517206911">
                <text:p>0.563713517206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442017787921545">
                <text:p>0.442017787921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322524159509421">
                <text:p>0.3225241595094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205704218730437">
                <text:p>0.2057042187304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0920190005209054">
                <text:p>0.09201900052090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0180828315007429">
                <text:p>-0.01808283150074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124166755704261">
                <text:p>-0.1241667557042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225814107305952">
                <text:p>-0.2258141073059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322623730647303">
                <text:p>-0.3226237306473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414213562373093">
                <text:p>-0.4142135623730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500222139260917">
                <text:p>-0.5002221392609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580310024751378">
                <text:p>-0.5803100247513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654161148549125">
                <text:p>-0.654161148549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721484054007888">
                <text:p>-0.721484054007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782013048376736">
                <text:p>-0.7820130483767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835509251367962">
                <text:p>-0.835509251367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881761537908451">
                <text:p>-0.8817615379084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920587371353886">
                <text:p>-0.9205873713538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951833523877494">
                <text:p>-0.9518335238774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975376681190275">
                <text:p>-0.9753766811902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99112392920616">
                <text:p>-0.991123929206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999013120731463">
                <text:p>-0.9990131207314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999013120731463">
                <text:p>-0.9990131207314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0.99112392920616">
                <text:p>-0.99112392920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0.975376681190275">
                <text:p>-0.9753766811902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0.951833523877495">
                <text:p>-0.951833523877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920587371353886">
                <text:p>-0.9205873713538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881761537908451">
                <text:p>-0.8817615379084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835509251367963">
                <text:p>-0.835509251367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782013048376737">
                <text:p>-0.7820130483767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721484054007889">
                <text:p>-0.721484054007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654161148549126">
                <text:p>-0.654161148549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580310024751379">
                <text:p>-0.5803100247513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500222139260918">
                <text:p>-0.500222139260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0.414213562373094">
                <text:p>-0.414213562373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322623730647304">
                <text:p>-0.3226237306473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225814107305953">
                <text:p>-0.2258141073059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0.124166755704262">
                <text:p>-0.1241667557042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0180828315007442">
                <text:p>-0.01808283150074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0920190005209041">
                <text:p>0.0920190005209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205704218730436">
                <text:p>0.2057042187304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32252415950942">
                <text:p>0.322524159509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442017787921544">
                <text:p>0.4420177879215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563713517206917">
                <text:p>0.5637135172069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687131069919539">
                <text:p>0.6871310699195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811783373362971">
                <text:p>0.8117833733629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937178481843743">
                <text:p>0.9371784818437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1.06282151815626">
                <text:p>1.062821518156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1.18821662663703">
                <text:p>1.188216626637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1.31286893008046">
                <text:p>1.312868930080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1.43628648279309">
                <text:p>1.43628648279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1.55798221207845">
                <text:p>1.557982212078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1.67747584049058">
                <text:p>1.677475840490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1.79429578126956">
                <text:p>1.794295781269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1.90798099947909">
                <text:p>1.907980999479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01808283150074">
                <text:p>2.01808283150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12416675570426">
                <text:p>2.124166755704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22581410730595">
                <text:p>2.225814107305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3226237306473">
                <text:p>2.32262373064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41421356237309">
                <text:p>2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